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cm"/>
    </style:style>
    <style:style style:name="co2" style:family="table-column">
      <style:table-column-properties fo:break-before="auto" style:column-width="10.354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5.479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3.597cm"/>
    </style:style>
    <style:style style:name="co7" style:family="table-column">
      <style:table-column-properties fo:break-before="auto" style:column-width="5.17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156cm"/>
    </style:style>
    <style:style style:name="co10" style:family="table-column">
      <style:table-column-properties fo:break-before="auto" style:column-width="3.881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7.451cm"/>
    </style:style>
    <style:style style:name="co13" style:family="table-column">
      <style:table-column-properties fo:break-before="auto" style:column-width="7.154cm"/>
    </style:style>
    <style:style style:name="co14" style:family="table-column">
      <style:table-column-properties fo:break-before="auto" style:column-width="3.43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fcd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fcd5b5" style:diagonal-bl-tr="none" style:diagonal-tl-br="none" style:text-align-source="fix" style:repeat-content="false" fo:wrap-option="wrap" fo:border="1.76pt solid #ababa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urchase" table:style-name="ta1">
        <table:table-column table:style-name="co1" table:default-cell-style-name="ce29"/>
        <table:table-column table:style-name="co2" table:default-cell-style-name="ce32"/>
        <table:table-column table:style-name="co3" table:default-cell-style-name="ce34"/>
        <table:table-column table:style-name="co4" table:default-cell-style-name="ce34"/>
        <table:table-column table:style-name="co5" table:visibility="collapse" table:default-cell-style-name="ce36"/>
        <table:table-column table:style-name="co6" table:visibility="collapse" table:default-cell-style-name="ce34"/>
        <table:table-column table:style-name="co7" table:number-columns-repeated="1018" table:default-cell-style-name="ce29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USER ACTIVITIES/BIZ TRANSACTIONS</text:p>
          </table:table-cell>
          <table:table-cell table:style-name="ce27" office:value-type="string" calcext:value-type="string">
            <text:p>HQ/ROW</text:p>
          </table:table-cell>
          <table:table-cell table:style-name="ce27" office:value-type="string" calcext:value-type="string">
            <text:p>SERVICE BUNDLE</text:p>
          </table:table-cell>
          <table:table-cell table:style-name="ce27" office:value-type="string" calcext:value-type="string">
            <text:p>INVENTORY IMPACT [OHRA]</text:p>
          </table:table-cell>
          <table:table-cell table:style-name="ce27" office:value-type="string" calcext:value-type="string">
            <text:p>CURRENT WORKING STATUS</text:p>
          </table:table-cell>
          <table:table-cell table:style-name="ce27" office:value-type="string" calcext:value-type="string">
            <text:p>Assigned To</text:p>
          </table:table-cell>
          <table:table-cell table:style-name="ce27" office:value-type="string" calcext:value-type="string">
            <text:p>Status</text:p>
          </table:table-cell>
          <table:table-cell table:style-name="ce39" table:number-columns-repeated="1016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GENERATE NTA AP PAYMENT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URY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BATCH COMPLETE NTA AP PAYMENTS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URY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NTA PURCHARE ORDER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URY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GOODS RECEIPT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URY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31" office:value-type="string" calcext:value-type="string">
            <text:p>NTA AP INVOICE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URY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1" office:value-type="string" calcext:value-type="string">
            <text:p>NTA PAYMENT ALLOCATION AP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VINESH</text:p>
          </table:table-cell>
          <table:table-cell table:style-name="ce13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31" office:value-type="string" calcext:value-type="string">
            <text:p>BATCH COMPLETE NTA AP INVOICE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VINESH</text:p>
          </table:table-cell>
          <table:table-cell table:style-name="ce13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31" office:value-type="string" calcext:value-type="string">
            <text:p>BATCH COMPLETE NTA AP INVOICE APPROVAL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VINESH</text:p>
          </table:table-cell>
          <table:table-cell table:style-name="ce13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NTA AR INVOICE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VINESH</text:p>
          </table:table-cell>
          <table:table-cell table:style-name="ce13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NTA AR INVOICE CONFIRM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VINESH</text:p>
          </table:table-cell>
          <table:table-cell table:style-name="ce13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NTA RECEIPT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ANTHOSH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1" office:value-type="string" calcext:value-type="string">
            <text:p>NTA RECEIPT ALLOCATION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ANTHOSH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NTA PAYMENT – AP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ANTHOSH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31" office:value-type="string" calcext:value-type="string">
            <text:p>NTA AP INVOICE CONFIRM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ANTHOSH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31" office:value-type="string" calcext:value-type="string">
            <text:p>NTA NETOFF ALLOCATION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SANTHOSH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31" office:value-type="string" calcext:value-type="string">
            <text:p>VAT TRANSFER</text:p>
          </table:table-cell>
          <table:table-cell table:style-name="ce33" office:value-type="string" calcext:value-type="string">
            <text:p>HQ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GOP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7" calcext:value-type="float">
            <text:p>17</text:p>
          </table:table-cell>
          <table:table-cell table:style-name="ce30" office:value-type="string" calcext:value-type="string">
            <text:p>RETURN TO VENDOR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GOP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0" office:value-type="string" calcext:value-type="string">
            <text:p>VENDOR RMA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GOP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30" office:value-type="string" calcext:value-type="string">
            <text:p>INVOICE (VENDOR)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GOP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0" office:value-type="string" calcext:value-type="string">
            <text:p>COGS ADJUSTMENT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GOP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MATERIAL RECEIPT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PRAVEEN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MATERIAL RECEIPT AUTHORIZATION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PRAVEEN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GENERATE AP PAYMENT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PRAVEEN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PAYMENT – AP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PRAVEEN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PURCHASE ORDER</text:p>
          </table:table-cell>
          <table:table-cell table:style-name="ce33" office:value-type="string" calcext:value-type="string">
            <text:p>ROW</text:p>
          </table:table-cell>
          <table:table-cell table:style-name="ce35" office:value-type="string" calcext:value-type="string">
            <text:p>PURCHASE MANAGEMENT</text:p>
          </table:table-cell>
          <table:table-cell table:style-name="ce28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PRAVEEN</text:p>
          </table:table-cell>
          <table:table-cell table:style-name="ce1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29" table:number-columns-repeated="4"/>
          <table:table-cell table:number-columns-repeated="1018"/>
        </table:table-row>
        <table:table-row table:style-name="ro2" table:number-rows-repeated="1048461">
          <table:table-cell table:number-columns-repeated="1024"/>
        </table:table-row>
        <table:table-row table:style-name="ro2" table:number-rows-repeated="87">
          <table:table-cell/>
          <table:table-cell table:style-name="Default"/>
          <table:table-cell table:style-name="ce29" table:number-columns-repeated="4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29" table:number-columns-repeated="4"/>
          <table:table-cell table:number-columns-repeated="1018"/>
        </table:table-row>
      </table:table>
      <table:table table:name="Sales" table:style-name="ta1">
        <table:table-column table:style-name="co8" table:default-cell-style-name="ce17"/>
        <table:table-column table:style-name="co9" table:default-cell-style-name="ce18"/>
        <table:table-column table:style-name="co10" table:default-cell-style-name="ce25"/>
        <table:table-column table:style-name="co11" table:default-cell-style-name="ce20"/>
        <table:table-column table:style-name="co12" table:visibility="collapse" table:default-cell-style-name="ce17"/>
        <table:table-column table:style-name="co13" table:visibility="collapse" table:default-cell-style-name="ce26"/>
        <table:table-column table:style-name="co14" table:default-cell-style-name="ce40"/>
        <table:table-column table:style-name="co8" table:default-cell-style-name="ce41"/>
        <table:table-column table:style-name="co8" table:number-columns-repeated="1016" table:default-cell-style-name="Default"/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USER ACTIVITIES/BIZ TRANSACTIONS</text:p>
          </table:table-cell>
          <table:table-cell table:style-name="ce16" office:value-type="string" calcext:value-type="string">
            <text:p>HQ/ROW</text:p>
          </table:table-cell>
          <table:table-cell table:style-name="ce16" office:value-type="string" calcext:value-type="string">
            <text:p>SERVICE BUNDLE</text:p>
          </table:table-cell>
          <table:table-cell table:style-name="ce16" office:value-type="string" calcext:value-type="string">
            <text:p>INVENTORY IMPACT [OHRA]</text:p>
          </table:table-cell>
          <table:table-cell table:style-name="ce16" office:value-type="string" calcext:value-type="string">
            <text:p>CURRENT WORKING STATUS</text:p>
          </table:table-cell>
          <table:table-cell table:style-name="ce27" office:value-type="string" calcext:value-type="string">
            <text:p>Assigned To</text:p>
          </table:table-cell>
          <table:table-cell table:style-name="ce27" office:value-type="string" calcext:value-type="string">
            <text:p>Status</text:p>
          </table:table-cell>
          <table:table-cell table:style-name="ce39" table:number-columns-repeated="1016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VIEW ALLOCATION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9" office:value-type="string" calcext:value-type="string">
            <text:p>VAT TRANSFER(TRADE)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0" office:value-type="string" calcext:value-type="string">
            <text:p>UPDATE CUSTOMER CONFIRM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SUPER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SALES ORDER APPROVAL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SALES ORDER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1" office:value-type="string" calcext:value-type="string">
            <text:p>Re-Print Cash Receipt By Salesma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PRINT BATCH NTA AR INVOICE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0" office:value-type="string" calcext:value-type="string">
            <text:p>PRINT BATCH INVOIC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0" office:value-type="string" calcext:value-type="string">
            <text:p>PRINT BATCH DO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PAYMENT OUT A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PAYMENT NETOFF AUTHORIZA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PAYMENT NETOFF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PAYMENT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0" office:value-type="string" calcext:value-type="string">
            <text:p>MULTI VAT TRANSF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MANAGE INVOICE APPROVA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NAGE INVOIC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NAGE DO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ENERATE TREASURY ENCRYP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ENERATE TRANSPORT MANIFEST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Generate Picking List Summar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2" office:value-type="string" calcext:value-type="string">
            <text:p>GENERATE PAYMENT XML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ENERATE PAYMENT SUMMAY REPORT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EXPORT CONSIGNMENT GIF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DO CONFIRM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CUSTOMER RMA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CUSTOMER RETUR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4" office:value-type="string" calcext:value-type="string">
            <text:p>CONSIGNMENT GIFT</text:p>
          </table:table-cell>
          <table:table-cell office:value-type="string" calcext:value-type="string">
            <text:p>ROW</text:p>
          </table:table-cell>
          <table:table-cell table:style-name="ce24"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0" office:value-type="string" calcext:value-type="string">
            <text:p>CONFIRM DMS EXPOR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COMMERCIAL DISCOUNT REJEC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COMMERCIAL DISCOUNT APPROVAL </text:p>
          </table:table-cell>
          <table:table-cell office:value-type="string" calcext:value-type="string">
            <text:p>HQ/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COMMERCIAL DISCOUNT </text:p>
          </table:table-cell>
          <table:table-cell office:value-type="string" calcext:value-type="string">
            <text:p>HQ/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CASH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0" office:value-type="string" calcext:value-type="string">
            <text:p>BATCH SALES ORDER APPROVA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0" office:value-type="string" calcext:value-type="string">
            <text:p>BATCH CONFIRM COMPLET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BATCH COMPLETE PAYMENT NETOFF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0" office:value-type="string" calcext:value-type="string">
            <text:p>BATCH COMPLETE DSO ORD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BATCH COMPLETE COMMERCIAL DISCOUNT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BATCH COMPLETE CASH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BATCH COMPLETE AR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2" office:value-type="string" calcext:value-type="string">
            <text:p>Bad Debt Written Off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" table:target-range-address="Sales.A1:Sales.H4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15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2:33:37.666623406</meta:creation-date>
    <dc:date>2024-12-26T11:30:35.299318557</dc:date>
    <meta:editing-duration>PT55M34S</meta:editing-duration>
    <meta:editing-cycles>7</meta:editing-cycles>
    <meta:generator>LibreOffice/7.3.7.2$Linux_X86_64 LibreOffice_project/30$Build-2</meta:generator>
    <meta:document-statistic meta:table-count="2" meta:cell-count="483" meta:object-count="0"/>
  </office:meta>
</office:document-meta>
</file>